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#include &lt;stdio.h&gt;<text:line-break/>int validar(){<text:line-break/> <text:s text:c="3"/>int num;<text:line-break/> <text:s text:c="3"/>do{<text:line-break/> <text:s text:c="7"/>printf("introdueix");<text:line-break/> <text:s text:c="7"/>scanf("%d",&amp;num);<text:line-break/> <text:s text:c="3"/>}while (num&lt;1);<text:line-break/> <text:s text:c="3"/>return num;<text:line-break/>}<text:line-break/>int exponenciar(int num1, int num2){<text:line-break/> <text:s text:c="3"/>int resultat=1, i=0;<text:line-break/> <text:s text:c="3"/>do{<text:line-break/> <text:s text:c="7"/>resultat=resultat*num1;<text:line-break/> <text:s text:c="7"/>i=i+1;<text:line-break/> <text:s text:c="3"/>}while(i!=num2);<text:line-break/> <text:s text:c="3"/>return resultat;<text:line-break/>}<text:line-break/><text:line-break/>int main(){<text:line-break/> <text:s text:c="3"/>int num1,num2, ex;<text:line-break/> <text:s text:c="3"/>num1=validar();<text:line-break/> <text:s text:c="3"/>num2=validar();<text:line-break/> <text:s text:c="3"/>ex=exponenciar(num1,num2);<text:line-break/> <text:s text:c="3"/>printf("%d", ex)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4T18:25:01.55</meta:creation-date>
    <meta:document-statistic meta:table-count="0" meta:image-count="0" meta:object-count="0" meta:page-count="1" meta:paragraph-count="1" meta:word-count="40" meta:character-count="442"/>
    <dc:date>2022-01-24T18:25:20.47</dc:date>
    <meta:editing-duration>PT19S</meta:editing-duration>
    <meta:editing-cycles>1</meta:editing-cycles>
    <meta:generator>OpenOffice/4.1.6$Win32 OpenOffice.org_project/416m1$Build-9790</meta:generator>
  </office:meta>
</office:document-meta>
</file>